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bottom" draw:shadow="hidden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75cm" fo:min-width="2.5cm"/>
    </style:style>
    <style:style style:name="gr4" style:family="graphic" style:parent-style-name="standard">
      <style:graphic-properties svg:stroke-color="#00cc00" draw:fill-color="#ffffff" draw:textarea-horizontal-align="justify" draw:textarea-vertical-align="middle" draw:auto-grow-height="false" fo:min-height="0.75cm" fo:min-width="2.5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1" style:family="paragraph">
      <style:paragraph-properties fo:margin-top="0cm" fo:margin-bottom="0cm"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1cm" svg:y1="2cm" svg:x2="16cm" svg:y2="2cm">
          <text:p text:style-name="P1">blocks</text:p>
        </draw:line>
        <draw:line draw:style-name="gr2" draw:text-style-name="P2" draw:layer="layout" svg:x1="1cm" svg:y1="5cm" svg:x2="16cm" svg:y2="5cm">
          <text:p/>
        </draw:line>
        <draw:custom-shape draw:style-name="gr3" draw:text-style-name="P4" draw:layer="layout" svg:width="3cm" svg:height="1cm" svg:x="2cm" svg:y="3cm">
          <text:p text:style-name="P3"><text:span text:style-name="T1">t~t+Δ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1cm" svg:x="6cm" svg:y="3cm">
          <text:p text:style-name="P3"><text:span text:style-name="T1">t+ΔT~t+2Δ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cm" svg:height="1cm" svg:x="12cm" svg:y="3cm">
          <text:p text:style-name="P3"><text:span text:style-name="T1">t+7ΔT~t+8Δ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cm" svg:height="0.1cm" svg:x="10.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cm" svg:height="0.1cm" svg:x="10.50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cm" svg:height="0.1cm" svg:x="10.90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493cm" svg:height="0.725cm" svg:x="2.8cm" svg:y="2.4cm">
          <draw:text-box>
            <text:p><text:span text:style-name="T1">block</text:span></text:p>
          </draw:text-box>
        </draw:frame>
        <draw:frame draw:style-name="gr6" draw:text-style-name="P6" draw:layer="layout" svg:width="1.493cm" svg:height="0.725cm" svg:x="6.801cm" svg:y="2.401cm">
          <draw:text-box>
            <text:p><text:span text:style-name="T1">block</text:span></text:p>
          </draw:text-box>
        </draw:frame>
        <draw:frame draw:style-name="gr6" draw:text-style-name="P6" draw:layer="layout" svg:width="1.493cm" svg:height="0.725cm" svg:x="12.801cm" svg:y="2.401cm">
          <draw:text-box>
            <text:p><text:span text:style-name="T1">blo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30T11:20:58.935905429</meta:creation-date>
    <dc:date>2016-08-30T11:42:29.200110298</dc:date>
    <meta:editing-duration>PT29S</meta:editing-duration>
    <meta:editing-cycles>1</meta:editing-cycles>
    <meta:document-statistic meta:object-count="11"/>
    <meta:generator>LibreOffice/5.1.5.2$Linux_X86_64 LibreOffice_project/10$Build-2</meta:generator>
  </office:meta>
</office:document-meta>
</file>